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2.7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3pt" style:font-size-asian="13pt" style:font-size-complex="13pt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/>
      <style:text-properties fo:font-size="13pt" style:font-size-asian="13pt" style:font-size-complex="13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000000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b2b2b2"/>
    </style:style>
    <style:style style:name="ce25" style:family="table-cell" style:parent-style-name="Default">
      <style:table-cell-properties fo:background-color="#b2b2b2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1" table:number-columns-repeated="10" table:default-cell-style-name="Default"/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UEÑO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DIRECCIÓN </text:p>
          </table:table-cell>
          <table:table-cell table:style-name="ce1" office:value-type="string" calcext:value-type="string">
            <text:p>VIGENCIA 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lvarez, Luis</text:p>
          </table:table-cell>
          <table:table-cell office:value-type="float" office:value="4842445" calcext:value-type="float">
            <text:p>4842445</text:p>
          </table:table-cell>
          <table:table-cell office:value-type="string" calcext:value-type="string">
            <text:p>San Luis 652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uque, Alberto</text:p>
          </table:table-cell>
          <table:table-cell office:value-type="float" office:value="4345543" calcext:value-type="float">
            <text:p>4345543</text:p>
          </table:table-cell>
          <table:table-cell office:value-type="string" calcext:value-type="string">
            <text:p>Salta 1543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office:value-type="string" calcext:value-type="string">
            <text:p>N</text:p>
          </table:table-cell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ÓVIL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PATENTE</text:p>
          </table:table-cell>
          <table:table-cell table:style-name="ce1" office:value-type="string" calcext:value-type="string">
            <text:p>DNI_DUEÑO</text:p>
          </table:table-cell>
          <table:table-cell table:style-name="ce1" office:value-type="string" calcext:value-type="string">
            <text:p>DNI_CHOFER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ÑO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BSF-3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table:style-name="ce2" office:value-type="float" office:value="2002" calcext:value-type="float">
            <text:p>200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ERA-5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ITROEN</text:p>
          </table:table-cell>
          <table:table-cell office:value-type="string" calcext:value-type="string">
            <text:p>C3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HTE-1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FIT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CPS-59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UNO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KYA-68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OL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FRK-9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PEUGEOT</text:p>
          </table:table-cell>
          <table:table-cell office:value-type="float" office:value="206" calcext:value-type="float">
            <text:p>206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STK-77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AT</text:p>
          </table:table-cell>
          <table:table-cell office:value-type="string" calcext:value-type="string">
            <text:p>DUNA</text:p>
          </table:table-cell>
          <table:table-cell table:style-name="ce2" office:value-type="float" office:value="1996" calcext:value-type="float">
            <text:p>1996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GWZ-39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K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CHOFER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DIRECCIÓN </text:p>
          </table:table-cell>
          <table:table-cell table:style-name="ce1" office:value-type="string" calcext:value-type="string">
            <text:p>FEC_LIC_DESDE</text:p>
          </table:table-cell>
          <table:table-cell table:style-name="ce1" office:value-type="string" calcext:value-type="string">
            <text:p>FEC_LIC_HASTA</text:p>
          </table:table-cell>
          <table:table-cell table:style-name="ce1" office:value-type="string" calcext:value-type="string">
            <text:p>VIGENCIA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table:style-name="ce21" office:value-type="date" office:date-value="2002-03-12" calcext:value-type="date">
            <text:p>12/03/02</text:p>
          </table:table-cell>
          <table:table-cell table:style-name="ce21" office:value-type="date" office:date-value="2012-03-03" calcext:value-type="date">
            <text:p>03/03/12</text:p>
          </table:table-cell>
          <table:table-cell table:style-name="ce2"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uiz, Hernesto</text:p>
          </table:table-cell>
          <table:table-cell office:value-type="float" office:value="4567678" calcext:value-type="float">
            <text:p>4567678</text:p>
          </table:table-cell>
          <table:table-cell office:value-type="string" calcext:value-type="string">
            <text:p>Lamadrid 3466</text:p>
          </table:table-cell>
          <table:table-cell table:style-name="ce21" office:value-type="date" office:date-value="2003-11-29" calcext:value-type="date">
            <text:p>29/11/03</text:p>
          </table:table-cell>
          <table:table-cell table:style-name="ce21" office:value-type="date" office:date-value="2011-11-20" calcext:value-type="date">
            <text:p>20/11/11</text:p>
          </table:table-cell>
          <table:table-cell table:style-name="ce2"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table:style-name="ce21" office:value-type="date" office:date-value="1999-04-05" calcext:value-type="date">
            <text:p>05/04/99</text:p>
          </table:table-cell>
          <table:table-cell table:style-name="ce21" office:value-type="date" office:date-value="2009-04-01" calcext:value-type="date">
            <text:p>01/04/09</text:p>
          </table:table-cell>
          <table:table-cell table:style-name="ce2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Moran Daniel</text:p>
          </table:table-cell>
          <table:table-cell office:value-type="float" office:value="4321432" calcext:value-type="float">
            <text:p>4321432</text:p>
          </table:table-cell>
          <table:table-cell office:value-type="string" calcext:value-type="string">
            <text:p>Jujuy 245</text:p>
          </table:table-cell>
          <table:table-cell table:style-name="ce21" office:value-type="date" office:date-value="2007-07-21" calcext:value-type="date">
            <text:p>21/07/07</text:p>
          </table:table-cell>
          <table:table-cell table:style-name="ce21" office:value-type="date" office:date-value="2013-07-15" calcext:value-type="date">
            <text:p>15/07/13</text:p>
          </table:table-cell>
          <table:table-cell table:style-name="ce2"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Toledo, Carlos</text:p>
          </table:table-cell>
          <table:table-cell office:value-type="float" office:value="4879899" calcext:value-type="float">
            <text:p>4879899</text:p>
          </table:table-cell>
          <table:table-cell office:value-type="string" calcext:value-type="string">
            <text:p>Ayacuyo 76</text:p>
          </table:table-cell>
          <table:table-cell table:style-name="ce21" office:value-type="date" office:date-value="2001-04-09" calcext:value-type="date">
            <text:p>09/04/01</text:p>
          </table:table-cell>
          <table:table-cell table:style-name="ce21" office:value-type="date" office:date-value="2010-04-01" calcext:value-type="date">
            <text:p>01/04/10</text:p>
          </table:table-cell>
          <table:table-cell table:style-name="ce2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table:style-name="ce21" office:value-type="date" office:date-value="2005-09-11" calcext:value-type="date">
            <text:p>11/09/05</text:p>
          </table:table-cell>
          <table:table-cell table:style-name="ce21" office:value-type="date" office:date-value="2014-09-05" calcext:value-type="date">
            <text:p>05/09/14</text:p>
          </table:table-cell>
          <table:table-cell table:style-name="ce2"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Tula, Adalberto</text:p>
          </table:table-cell>
          <table:table-cell office:value-type="float" office:value="4564654" calcext:value-type="float">
            <text:p>4564654</text:p>
          </table:table-cell>
          <table:table-cell office:value-type="string" calcext:value-type="string">
            <text:p>Muñecas 333</text:p>
          </table:table-cell>
          <table:table-cell table:style-name="ce21" office:value-type="date" office:date-value="2009-08-03" calcext:value-type="date">
            <text:p>03/08/09</text:p>
          </table:table-cell>
          <table:table-cell table:style-name="ce21" office:value-type="date" office:date-value="2016-07-23" calcext:value-type="date">
            <text:p>23/07/16</text:p>
          </table:table-cell>
          <table:table-cell table:style-name="ce2"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Beltran, Ramon</text:p>
          </table:table-cell>
          <table:table-cell office:value-type="float" office:value="4777896" calcext:value-type="float">
            <text:p>4777896</text:p>
          </table:table-cell>
          <table:table-cell office:value-type="string" calcext:value-type="string">
            <text:p>Maipu 2498</text:p>
          </table:table-cell>
          <table:table-cell table:style-name="ce21" office:value-type="date" office:date-value="2004-12-25" calcext:value-type="date">
            <text:p>25/12/04</text:p>
          </table:table-cell>
          <table:table-cell table:style-name="ce21" office:value-type="date" office:date-value="2008-12-20" calcext:value-type="date">
            <text:p>20/12/08</text:p>
          </table:table-cell>
          <table:table-cell table:style-name="ce2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Gonzales, Raul</text:p>
          </table:table-cell>
          <table:table-cell office:value-type="float" office:value="4599965" calcext:value-type="float">
            <text:p>4599965</text:p>
          </table:table-cell>
          <table:table-cell office:value-type="string" calcext:value-type="string">
            <text:p>Chacabuco 2</text:p>
          </table:table-cell>
          <table:table-cell table:style-name="ce21" office:value-type="date" office:date-value="2006-11-30" calcext:value-type="date">
            <text:p>30/11/06</text:p>
          </table:table-cell>
          <table:table-cell table:style-name="ce21" office:value-type="date" office:date-value="2012-11-24" calcext:value-type="date">
            <text:p>24/11/12</text:p>
          </table:table-cell>
          <table:table-cell table:style-name="ce2" office:value-type="string" calcext:value-type="string">
            <text:p>N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style-name="ce8" office:value-type="string" calcext:value-type="string" table:number-columns-spanned="4" table:number-rows-spanned="1">
            <text:p>Desarrollo de los Ejemplos de la Teoria:</text:p>
          </table:table-cell>
          <table:covered-table-cell table:number-columns-repeated="2" table:style-name="Default"/>
          <table:covered-table-cell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style-name="ce9" office:value-type="string" calcext:value-type="string" table:number-columns-spanned="3" table:number-rows-spanned="1">
            <text:p>SELECCIÓN</text:p>
          </table:table-cell>
          <table:covered-table-cell table:style-name="ce17"/>
          <table:covered-table-cell table:style-name="ce6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3">
          <table:table-cell table:number-columns-repeated="2"/>
          <table:table-cell table:style-name="Default"/>
          <table:table-cell table:style-name="ce5" office:value-type="string" calcext:value-type="string" table:number-columns-spanned="3" table:number-rows-spanned="1">
            <text:p>σ vigencia=“S” (DUEÑO) </text:p>
          </table:table-cell>
          <table:covered-table-cell table:style-name="ce16"/>
          <table:covered-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DIRECCIÓN </text:p>
          </table:table-cell>
          <table:table-cell table:style-name="ce1" office:value-type="string" calcext:value-type="string">
            <text:p>VIGENCIA 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table:style-name="ce2"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table:style-name="ce2"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table:style-name="ce2"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table:style-name="ce2" office:value-type="string" calcext:value-type="string">
            <text:p>S</text:p>
          </table:table-cell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6"/>
          <table:table-cell table:style-name="ce2"/>
          <table:table-cell table:number-columns-repeated="9"/>
        </table:table-row>
        <table:table-row table:style-name="ro3">
          <table:table-cell table:number-columns-repeated="2"/>
          <table:table-cell table:style-name="Default"/>
          <table:table-cell table:style-name="ce7" office:value-type="string" calcext:value-type="string" table:number-columns-spanned="3" table:number-rows-spanned="1">
            <text:p>σ patente=“KYA-683” (MOVIL) </text:p>
          </table:table-cell>
          <table:covered-table-cell table:number-columns-repeated="2"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ATENTE</text:p>
          </table:table-cell>
          <table:table-cell table:style-name="ce1" office:value-type="string" calcext:value-type="string">
            <text:p>DNI_DUEÑO</text:p>
          </table:table-cell>
          <table:table-cell table:style-name="ce1" office:value-type="string" calcext:value-type="string">
            <text:p>DNI_CHOFER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Ñ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YA-68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LKSWAGEN</text:p>
          </table:table-cell>
          <table:table-cell table:style-name="ce2" office:value-type="string" calcext:value-type="string">
            <text:p>GOL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8"/>
        </table:table-row>
        <table:table-row table:style-name="ro1" table:number-rows-repeated="5">
          <table:table-cell table:number-columns-repeated="6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table:style-name="ce10" table:number-columns-repeated="3"/>
          <table:table-cell table:style-name="ce2" table:number-columns-repeated="2"/>
          <table:table-cell table:number-columns-repeated="8"/>
        </table:table-row>
        <table:table-row table:style-name="ro2">
          <table:table-cell table:number-columns-repeated="3"/>
          <table:table-cell table:style-name="ce9" office:value-type="string" calcext:value-type="string" table:number-columns-spanned="3" table:number-rows-spanned="1">
            <text:p>PROYECCIÓN</text:p>
          </table:table-cell>
          <table:covered-table-cell table:number-columns-repeated="2" table:style-name="ce10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0" table:number-columns-repeated="3"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3">
          <table:table-cell table:number-columns-repeated="2"/>
          <table:table-cell table:style-name="Default"/>
          <table:table-cell table:style-name="ce5" office:value-type="string" calcext:value-type="string" table:number-columns-spanned="3" table:number-rows-spanned="1">
            <text:p>Π nombre,domic (DUEÑO) </text:p>
          </table:table-cell>
          <table:covered-table-cell table:style-name="ce16"/>
          <table:covered-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4"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IRECCIÓN </text:p>
          </table:table-cell>
          <table:table-cell table:style-name="Default"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erez, Juan</text:p>
          </table:table-cell>
          <table:table-cell office:value-type="string" calcext:value-type="string">
            <text:p>Lavalle 523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lvarez, Luis</text:p>
          </table:table-cell>
          <table:table-cell office:value-type="string" calcext:value-type="string">
            <text:p>San Luis 652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uque, Alberto</text:p>
          </table:table-cell>
          <table:table-cell office:value-type="string" calcext:value-type="string">
            <text:p>Salta 1543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uarez, Nicolas</text:p>
          </table:table-cell>
          <table:table-cell office:value-type="string" calcext:value-type="string">
            <text:p>Cordoba 123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omez, Ricardo</text:p>
          </table:table-cell>
          <table:table-cell office:value-type="string" calcext:value-type="string">
            <text:p>Gral. Paz 22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alas, Dalmiro</text:p>
          </table:table-cell>
          <table:table-cell office:value-type="string" calcext:value-type="string">
            <text:p>Bolivar 2654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inoso, Ruben</text:p>
          </table:table-cell>
          <table:table-cell office:value-type="string" calcext:value-type="string">
            <text:p>Bernabe A. 12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3">
          <table:table-cell table:number-columns-repeated="2"/>
          <table:table-cell table:style-name="Default"/>
          <table:table-cell table:style-name="ce7" office:value-type="string" calcext:value-type="string" table:number-columns-spanned="3" table:number-rows-spanned="1">
            <text:p>Π dni, vigencia (CHOFER) </text:p>
          </table:table-cell>
          <table:covered-table-cell table:number-columns-repeated="2"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4"/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VIGENCIA</text:p>
          </table:table-cell>
          <table:table-cell table:style-name="ce4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style-name="ce21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style-name="ce21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ce21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ce21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ce21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ce21" table:number-columns-repeated="2"/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21" table:number-columns-repeated="2"/>
          <table:table-cell table:number-columns-repeated="9"/>
        </table:table-row>
        <table:table-row table:style-name="ro1">
          <table:table-cell table:number-columns-repeated="3"/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N</text:p>
          </table:table-cell>
          <table:table-cell table:style-name="ce21" office:value-type="string" calcext:value-type="string" table:number-columns-spanned="3" table:number-rows-spanned="1">
            <text:p>Porque 12 y 7 no estan ahi.?? (en la ppt)</text:p>
          </table:table-cell>
          <table:covered-table-cell table:style-name="ce21"/>
          <table:covered-table-cell/>
          <table:table-cell table:number-columns-repeated="8"/>
        </table:table-row>
        <table:table-row table:style-name="ro1">
          <table:table-cell table:number-columns-repeated="3"/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N</text:p>
          </table:table-cell>
          <table:table-cell table:style-name="ce21" table:number-columns-repeated="2"/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3">
          <table:table-cell table:number-columns-repeated="2"/>
          <table:table-cell table:style-name="ce5" office:value-type="string" calcext:value-type="string" table:number-columns-spanned="5" table:number-rows-spanned="1">
            <text:p>Π nombre,dirección (σ vigencia=“S”(DUEÑO)) </text:p>
          </table:table-cell>
          <table:covered-table-cell table:style-name="ce7"/>
          <table:covered-table-cell table:number-columns-repeated="2" table:style-name="Default"/>
          <table:covered-table-cell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4"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IRECCIÓN </text:p>
          </table:table-cell>
          <table:table-cell table:style-name="Default"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erez, Juan</text:p>
          </table:table-cell>
          <table:table-cell office:value-type="string" calcext:value-type="string">
            <text:p>Lavalle 523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uarez, Nicolas</text:p>
          </table:table-cell>
          <table:table-cell office:value-type="string" calcext:value-type="string">
            <text:p>Cordoba 123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Gomez, Ricardo</text:p>
          </table:table-cell>
          <table:table-cell office:value-type="string" calcext:value-type="string">
            <text:p>Gral. Paz 22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alas, Dalmiro</text:p>
          </table:table-cell>
          <table:table-cell office:value-type="string" calcext:value-type="string">
            <text:p>Bolivar 2654</text:p>
          </table:table-cell>
          <table:table-cell table:style-name="Default"/>
          <table:table-cell table:style-name="ce2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6"/>
          <table:table-cell table:style-name="ce2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9"/>
        </table:table-row>
        <table:table-row table:style-name="ro3">
          <table:table-cell table:number-columns-repeated="2"/>
          <table:table-cell table:style-name="ce6"/>
          <table:table-cell table:style-name="ce12" office:value-type="string" calcext:value-type="string" table:number-columns-spanned="3" table:number-rows-spanned="1">
            <text:p>PRODUCTO CARTESIANO</text:p>
          </table:table-cell>
          <table:covered-table-cell table:number-columns-repeated="2" table:style-name="ce6"/>
          <table:table-cell table:style-name="ce6"/>
          <table:table-cell table:number-columns-repeated="9"/>
        </table:table-row>
        <table:table-row table:style-name="ro1">
          <table:table-cell table:number-columns-repeated="2"/>
          <table:table-cell table:style-name="ce6" table:number-columns-repeated="5"/>
          <table:table-cell table:number-columns-repeated="9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3">
          <table:table-cell table:number-columns-repeated="2"/>
          <table:table-cell table:style-name="Default"/>
          <table:table-cell table:style-name="ce5" office:value-type="string" calcext:value-type="string" table:number-columns-spanned="3" table:number-rows-spanned="1">
            <text:p>Dueño X Móvil</text:p>
          </table:table-cell>
          <table:covered-table-cell table:style-name="ce18"/>
          <table:covered-table-cell table:style-name="Default"/>
          <table:table-cell table:number-columns-repeated="5"/>
          <table:table-cell table:style-name="ce4"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5"/>
          <table:table-cell table:style-name="ce2" table:number-columns-repeated="5"/>
        </table:table-row>
        <table:table-row table:style-name="ro1">
          <table:table-cell/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DIRECCIÓN </text:p>
          </table:table-cell>
          <table:table-cell table:style-name="ce1" office:value-type="string" calcext:value-type="string">
            <text:p>VIGENCIA </text:p>
          </table:table-cell>
          <table:table-cell table:style-name="ce1" office:value-type="string" calcext:value-type="string">
            <text:p>PATENTE</text:p>
          </table:table-cell>
          <table:table-cell table:style-name="ce1" office:value-type="string" calcext:value-type="string">
            <text:p>DNI_DUEÑO</text:p>
          </table:table-cell>
          <table:table-cell table:style-name="ce1" office:value-type="string" calcext:value-type="string">
            <text:p>DNI_CHOFER</text:p>
          </table:table-cell>
          <table:table-cell table:style-name="ce1" office:value-type="string" calcext:value-type="string">
            <text:p>MARCA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AÑO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BSF-3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FIESTA</text:p>
          </table:table-cell>
          <table:table-cell table:style-name="ce2" office:value-type="float" office:value="2002" calcext:value-type="float">
            <text:p>2002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ERA-54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ITROEN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2004" calcext:value-type="float">
            <text:p>2004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HTE-12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FIT</text:p>
          </table:table-cell>
          <table:table-cell table:style-name="ce2" office:value-type="float" office:value="2009" calcext:value-type="float">
            <text:p>2009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CPS-5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UNO</text:p>
          </table:table-cell>
          <table:table-cell table:style-name="ce2" office:value-type="float" office:value="2001" calcext:value-type="float">
            <text:p>2001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KYA-6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OLKSWAGEN</text:p>
          </table:table-cell>
          <table:table-cell table:style-name="ce2" office:value-type="string" calcext:value-type="string">
            <text:p>GOL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FRK-93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UGEOT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STK-7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DUNA</text:p>
          </table:table-cell>
          <table:table-cell table:style-name="ce2"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GWZ-3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lvarez, Luis</text:p>
          </table:table-cell>
          <table:table-cell office:value-type="float" office:value="4842445" calcext:value-type="float">
            <text:p>4842445</text:p>
          </table:table-cell>
          <table:table-cell office:value-type="string" calcext:value-type="string">
            <text:p>San Luis 65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BSF-3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FIESTA</text:p>
          </table:table-cell>
          <table:table-cell table:style-name="ce2"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lvarez, Luis</text:p>
          </table:table-cell>
          <table:table-cell office:value-type="float" office:value="4842445" calcext:value-type="float">
            <text:p>4842445</text:p>
          </table:table-cell>
          <table:table-cell office:value-type="string" calcext:value-type="string">
            <text:p>San Luis 65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ERA-54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ITROEN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lvarez, Luis</text:p>
          </table:table-cell>
          <table:table-cell office:value-type="float" office:value="4842445" calcext:value-type="float">
            <text:p>4842445</text:p>
          </table:table-cell>
          <table:table-cell office:value-type="string" calcext:value-type="string">
            <text:p>San Luis 65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HTE-12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FIT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lvarez, Luis</text:p>
          </table:table-cell>
          <table:table-cell office:value-type="float" office:value="4842445" calcext:value-type="float">
            <text:p>4842445</text:p>
          </table:table-cell>
          <table:table-cell office:value-type="string" calcext:value-type="string">
            <text:p>San Luis 65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CPS-5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UNO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lvarez, Luis</text:p>
          </table:table-cell>
          <table:table-cell office:value-type="float" office:value="4842445" calcext:value-type="float">
            <text:p>4842445</text:p>
          </table:table-cell>
          <table:table-cell office:value-type="string" calcext:value-type="string">
            <text:p>San Luis 65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YA-6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OLKSWAGEN</text:p>
          </table:table-cell>
          <table:table-cell table:style-name="ce2" office:value-type="string" calcext:value-type="string">
            <text:p>GOL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lvarez, Luis</text:p>
          </table:table-cell>
          <table:table-cell office:value-type="float" office:value="4842445" calcext:value-type="float">
            <text:p>4842445</text:p>
          </table:table-cell>
          <table:table-cell office:value-type="string" calcext:value-type="string">
            <text:p>San Luis 65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FRK-93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UGEOT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lvarez, Luis</text:p>
          </table:table-cell>
          <table:table-cell office:value-type="float" office:value="4842445" calcext:value-type="float">
            <text:p>4842445</text:p>
          </table:table-cell>
          <table:table-cell office:value-type="string" calcext:value-type="string">
            <text:p>San Luis 65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STK-7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DUNA</text:p>
          </table:table-cell>
          <table:table-cell table:style-name="ce2"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Alvarez, Luis</text:p>
          </table:table-cell>
          <table:table-cell office:value-type="float" office:value="4842445" calcext:value-type="float">
            <text:p>4842445</text:p>
          </table:table-cell>
          <table:table-cell office:value-type="string" calcext:value-type="string">
            <text:p>San Luis 65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GWZ-3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uque, Alberto</text:p>
          </table:table-cell>
          <table:table-cell office:value-type="float" office:value="4345543" calcext:value-type="float">
            <text:p>4345543</text:p>
          </table:table-cell>
          <table:table-cell office:value-type="string" calcext:value-type="string">
            <text:p>Salta 1543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BSF-3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FIESTA</text:p>
          </table:table-cell>
          <table:table-cell table:style-name="ce2"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uque, Alberto</text:p>
          </table:table-cell>
          <table:table-cell office:value-type="float" office:value="4345543" calcext:value-type="float">
            <text:p>4345543</text:p>
          </table:table-cell>
          <table:table-cell office:value-type="string" calcext:value-type="string">
            <text:p>Salta 1543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ERA-54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ITROEN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uque, Alberto</text:p>
          </table:table-cell>
          <table:table-cell office:value-type="float" office:value="4345543" calcext:value-type="float">
            <text:p>4345543</text:p>
          </table:table-cell>
          <table:table-cell office:value-type="string" calcext:value-type="string">
            <text:p>Salta 1543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HTE-12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FIT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uque, Alberto</text:p>
          </table:table-cell>
          <table:table-cell office:value-type="float" office:value="4345543" calcext:value-type="float">
            <text:p>4345543</text:p>
          </table:table-cell>
          <table:table-cell office:value-type="string" calcext:value-type="string">
            <text:p>Salta 1543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CPS-5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UNO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uque, Alberto</text:p>
          </table:table-cell>
          <table:table-cell office:value-type="float" office:value="4345543" calcext:value-type="float">
            <text:p>4345543</text:p>
          </table:table-cell>
          <table:table-cell office:value-type="string" calcext:value-type="string">
            <text:p>Salta 1543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YA-6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OLKSWAGEN</text:p>
          </table:table-cell>
          <table:table-cell table:style-name="ce2" office:value-type="string" calcext:value-type="string">
            <text:p>GOL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uque, Alberto</text:p>
          </table:table-cell>
          <table:table-cell office:value-type="float" office:value="4345543" calcext:value-type="float">
            <text:p>4345543</text:p>
          </table:table-cell>
          <table:table-cell office:value-type="string" calcext:value-type="string">
            <text:p>Salta 1543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FRK-93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UGEOT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uque, Alberto</text:p>
          </table:table-cell>
          <table:table-cell office:value-type="float" office:value="4345543" calcext:value-type="float">
            <text:p>4345543</text:p>
          </table:table-cell>
          <table:table-cell office:value-type="string" calcext:value-type="string">
            <text:p>Salta 1543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STK-7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DUNA</text:p>
          </table:table-cell>
          <table:table-cell table:style-name="ce2"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uque, Alberto</text:p>
          </table:table-cell>
          <table:table-cell office:value-type="float" office:value="4345543" calcext:value-type="float">
            <text:p>4345543</text:p>
          </table:table-cell>
          <table:table-cell office:value-type="string" calcext:value-type="string">
            <text:p>Salta 1543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GWZ-3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BSF-3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FIESTA</text:p>
          </table:table-cell>
          <table:table-cell table:style-name="ce2"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ERA-54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ITROEN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HTE-12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FIT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CPS-5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UNO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KYA-6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OLKSWAGEN</text:p>
          </table:table-cell>
          <table:table-cell table:style-name="ce2" office:value-type="string" calcext:value-type="string">
            <text:p>GOL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FRK-93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UGEOT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STK-7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DUNA</text:p>
          </table:table-cell>
          <table:table-cell table:style-name="ce2"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Juarez, Nicolas</text:p>
          </table:table-cell>
          <table:table-cell office:value-type="float" office:value="4564433" calcext:value-type="float">
            <text:p>4564433</text:p>
          </table:table-cell>
          <table:table-cell office:value-type="string" calcext:value-type="string">
            <text:p>Cordoba 123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GWZ-3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BSF-3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FIESTA</text:p>
          </table:table-cell>
          <table:table-cell table:style-name="ce2"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ERA-54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ITROEN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HTE-12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FIT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CPS-5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UNO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KYA-6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OLKSWAGEN</text:p>
          </table:table-cell>
          <table:table-cell table:style-name="ce2" office:value-type="string" calcext:value-type="string">
            <text:p>GOL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FRK-93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UGEOT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STK-7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DUNA</text:p>
          </table:table-cell>
          <table:table-cell table:style-name="ce2"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GWZ-3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BSF-3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FIESTA</text:p>
          </table:table-cell>
          <table:table-cell table:style-name="ce2"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ERA-54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ITROEN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HTE-12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FIT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CPS-5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UNO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KYA-6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OLKSWAGEN</text:p>
          </table:table-cell>
          <table:table-cell table:style-name="ce2" office:value-type="string" calcext:value-type="string">
            <text:p>GOL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FRK-93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UGEOT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STK-7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DUNA</text:p>
          </table:table-cell>
          <table:table-cell table:style-name="ce2"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Salas, Dalmiro</text:p>
          </table:table-cell>
          <table:table-cell office:value-type="float" office:value="4886436" calcext:value-type="float">
            <text:p>4886436</text:p>
          </table:table-cell>
          <table:table-cell office:value-type="string" calcext:value-type="string">
            <text:p>Bolivar 2654</text:p>
          </table:table-cell>
          <table:table-cell office:value-type="string" calcext:value-type="string">
            <text:p>S</text:p>
          </table:table-cell>
          <table:table-cell table:style-name="ce2" office:value-type="string" calcext:value-type="string">
            <text:p>GWZ-3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BSF-304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FIESTA</text:p>
          </table:table-cell>
          <table:table-cell table:style-name="ce2" office:value-type="float" office:value="2002" calcext:value-type="float">
            <text:p>2002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ERA-54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ITROEN</text:p>
          </table:table-cell>
          <table:table-cell table:style-name="ce2" office:value-type="string" calcext:value-type="string">
            <text:p>C3</text:p>
          </table:table-cell>
          <table:table-cell table:style-name="ce2" office:value-type="float" office:value="2004" calcext:value-type="float">
            <text:p>2004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HTE-12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HONDA</text:p>
          </table:table-cell>
          <table:table-cell table:style-name="ce2" office:value-type="string" calcext:value-type="string">
            <text:p>FIT</text:p>
          </table:table-cell>
          <table:table-cell table:style-name="ce2"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CPS-59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UNO</text:p>
          </table:table-cell>
          <table:table-cell table:style-name="ce2"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KYA-68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VOLKSWAGEN</text:p>
          </table:table-cell>
          <table:table-cell table:style-name="ce2" office:value-type="string" calcext:value-type="string">
            <text:p>GOL</text:p>
          </table:table-cell>
          <table:table-cell table:style-name="ce2" office:value-type="float" office:value="1998" calcext:value-type="float">
            <text:p>1998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FRK-932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EUGEOT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STK-77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FIAT</text:p>
          </table:table-cell>
          <table:table-cell table:style-name="ce2" office:value-type="string" calcext:value-type="string">
            <text:p>DUNA</text:p>
          </table:table-cell>
          <table:table-cell table:style-name="ce2"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office:value-type="string" calcext:value-type="string">
            <text:p>N</text:p>
          </table:table-cell>
          <table:table-cell table:style-name="ce2" office:value-type="string" calcext:value-type="string">
            <text:p>GWZ-3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K</text:p>
          </table:table-cell>
          <table:table-cell table:style-name="ce2" office:value-type="float" office:value="2007" calcext:value-type="float">
            <text:p>2007</text:p>
          </table:table-cell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3"/>
          <table:table-cell table:style-name="ce19"/>
          <table:table-cell table:style-name="ce13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style-name="ce14" office:value-type="string" calcext:value-type="string" table:number-columns-spanned="3" table:number-rows-spanned="1">
            <text:p>UNION</text:p>
          </table:table-cell>
          <table:covered-table-cell table:number-columns-repeated="2" table:style-name="ce13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3" table:number-columns-repeated="3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5" table:number-rows-spanned="1">
            <text:p>Π dni,vigencia (DUEÑO) U Π dni, vigencia (CHOFER) <text:s/></text:p>
          </table:table-cell>
          <table:covered-table-cell table:style-name="ce3"/>
          <table:covered-table-cell table:style-name="ce16"/>
          <table:covered-table-cell table:style-name="Default"/>
          <table:covered-table-cell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VIGENCIA </text:p>
          </table:table-cell>
          <table:table-cell table:style-name="ce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14" calcext:value-type="float">
            <text:p>14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4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  <table:table-cell/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/>
          <table:table-cell table:style-name="ce21" table:number-columns-repeated="2"/>
          <table:table-cell table:number-columns-repeated="8"/>
        </table:table-row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"/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6"/>
          <table:table-cell table:style-name="ce10" table:number-columns-repeated="2"/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2"/>
          <table:table-cell table:style-name="Default"/>
          <table:table-cell table:style-name="ce12" office:value-type="string" calcext:value-type="string" table:number-columns-spanned="3" table:number-rows-spanned="1">
            <text:p>DIFERENCIA</text:p>
          </table:table-cell>
          <table:covered-table-cell table:style-name="ce20"/>
          <table:covered-table-cell table:style-name="ce10"/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6" table:number-rows-spanned="1">
            <text:p>Π dni,vigencia (DUEÑO) - Π dni, vigencia (CHOFER) </text:p>
          </table:table-cell>
          <table:covered-table-cell table:style-name="ce15"/>
          <table:covered-table-cell table:style-name="ce16"/>
          <table:covered-table-cell table:style-name="Default"/>
          <table:covered-table-cell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 table:number-columns-spanned="6" table:number-rows-spanned="1">
            <text:p>Todas las uplas que estaban en la primera tabla pero que no estan en la segunda</text:p>
          </table:table-cell>
          <table:covered-table-cell table:number-columns-repeated="3" table:style-name="Default"/>
          <table:covered-table-cell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VIGENCIA </text:p>
          </table:table-cell>
          <table:table-cell table:style-name="ce4"/>
          <table:table-cell table:style-name="ce22" table:number-columns-repeated="2"/>
          <table:table-cell table:number-columns-repeated="8"/>
        </table:table-row>
        <table:table-row table:style-name="ro4">
          <table:table-cell table:number-columns-repeated="2"/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N</text:p>
          </table:table-cell>
          <table:table-cell/>
          <table:table-cell table:style-name="ce23" office:value-type="string" calcext:value-type="string" table:number-columns-spanned="2" table:number-rows-spanned="1">
            <text:p>Consultar</text:p>
          </table:table-cell>
          <table:covered-table-cell table:style-name="ce2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N</text:p>
          </table:table-cell>
          <table:table-cell/>
          <table:table-cell table:style-name="ce22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style-name="ce6"/>
          <table:table-cell table:style-name="ce10" table:number-columns-repeated="2"/>
          <table:table-cell table:style-name="ce4"/>
          <table:table-cell table:number-columns-repeated="9"/>
        </table:table-row>
        <table:table-row table:style-name="ro3">
          <table:table-cell table:number-columns-repeated="2"/>
          <table:table-cell table:style-name="Default"/>
          <table:table-cell table:style-name="ce12" office:value-type="string" calcext:value-type="string" table:number-columns-spanned="3" table:number-rows-spanned="1">
            <text:p>INTERSECCIÓN</text:p>
          </table:table-cell>
          <table:covered-table-cell table:style-name="ce20"/>
          <table:covered-table-cell table:style-name="ce10"/>
          <table:table-cell table:style-name="ce21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style-name="ce21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ce21" table:number-columns-repeated="2"/>
          <table:table-cell table:number-columns-repeated="9"/>
        </table:table-row>
        <table:table-row table:style-name="ro2">
          <table:table-cell/>
          <table:table-cell table:style-name="ce3" office:value-type="string" calcext:value-type="string" table:number-columns-spanned="7" table:number-rows-spanned="1">
            <text:p>Π dni,vigencia (DUEÑO) <text:s text:c="2"/>(Interseccion) <text:s text:c="2"/>Π dni,vigencia (CHOFER) </text:p>
          </table:table-cell>
          <table:covered-table-cell table:style-name="ce5"/>
          <table:covered-table-cell table:style-name="ce16"/>
          <table:covered-table-cell/>
          <table:covered-table-cell table:number-columns-repeated="2" table:style-name="ce21"/>
          <table:covered-table-cell/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ce21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VIGENCIA 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>
            <text:p>S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N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6"/>
          <table:table-cell table:style-name="ce10" table:number-columns-repeated="2"/>
          <table:table-cell table:number-columns-repeated="10"/>
        </table:table-row>
        <table:table-row table:style-name="ro3">
          <table:table-cell table:number-columns-repeated="2"/>
          <table:table-cell table:style-name="Default"/>
          <table:table-cell table:style-name="ce12" office:value-type="string" calcext:value-type="string" table:number-columns-spanned="3" table:number-rows-spanned="1">
            <text:p>DIVICIÓN</text:p>
          </table:table-cell>
          <table:covered-table-cell table:style-name="ce20"/>
          <table:covered-table-cell table:style-name="ce10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3">
          <table:table-cell/>
          <table:table-cell table:style-name="ce4"/>
          <table:table-cell table:style-name="ce7" office:value-type="string" calcext:value-type="string" table:number-columns-spanned="6" table:number-rows-spanned="1">
            <text:p>Π patente,dni_chofer (MOVIL) / Π dni (σ fecha-licencia &lt;01/01/99 (CHOFER)) <text:s/></text:p>
          </table:table-cell>
          <table:covered-table-cell table:number-columns-repeated="4" table:style-name="ce4"/>
          <table:covered-table-cell/>
          <table:table-cell table:number-columns-repeated="8"/>
        </table:table-row>
        <table:table-row table:style-name="ro1">
          <table:table-cell/>
          <table:table-cell table:style-name="ce2"/>
          <table:table-cell table:style-name="Default"/>
          <table:table-cell table:number-columns-repeated="2"/>
          <table:table-cell table:style-name="ce21" table:number-columns-repeated="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3"/>
          <table:table-cell table:style-name="ce21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MÓVIL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PATENTE</text:p>
          </table:table-cell>
          <table:table-cell table:style-name="ce1"/>
          <table:table-cell table:style-name="ce1" office:value-type="string" calcext:value-type="string">
            <text:p>DNI_CHOFER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SF-30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A-54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TE-12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PS-59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YA-68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RK-93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K-77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WZ-39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" table:number-columns-repeated="2"/>
          <table:table-cell table:style-name="ce24" table:number-columns-repeated="4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4"/>
          <table:table-cell table:number-columns-repeated="2"/>
          <table:table-cell table:style-name="ce25"/>
          <table:table-cell table:style-name="ce25" office:value-type="string" calcext:value-type="string">
            <text:p>No tengo idea la verdad</text:p>
          </table:table-cell>
          <table:table-cell table:style-name="ce25"/>
          <table:table-cell table:style-name="ce24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24" table:number-columns-repeated="4"/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HOFER</text:p>
          </table:table-cell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DIRECCIÓN </text:p>
          </table:table-cell>
          <table:table-cell table:style-name="ce1" office:value-type="string" calcext:value-type="string">
            <text:p>FEC_LIC_DESDE</text:p>
          </table:table-cell>
          <table:table-cell table:style-name="ce1" office:value-type="string" calcext:value-type="string">
            <text:p>FEC_LIC_HASTA</text:p>
          </table:table-cell>
          <table:table-cell table:style-name="ce1" office:value-type="string" calcext:value-type="string">
            <text:p>VIGENCIA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Gomez, Ricardo</text:p>
          </table:table-cell>
          <table:table-cell office:value-type="float" office:value="4664324" calcext:value-type="float">
            <text:p>4664324</text:p>
          </table:table-cell>
          <table:table-cell office:value-type="string" calcext:value-type="string">
            <text:p>Gral. Paz 22</text:p>
          </table:table-cell>
          <table:table-cell table:style-name="ce21" office:value-type="date" office:date-value="2002-03-12" calcext:value-type="date">
            <text:p>12/03/02</text:p>
          </table:table-cell>
          <table:table-cell table:style-name="ce21" office:value-type="date" office:date-value="2012-03-03" calcext:value-type="date">
            <text:p>03/03/12</text:p>
          </table:table-cell>
          <table:table-cell table:style-name="ce2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uiz, Hernesto</text:p>
          </table:table-cell>
          <table:table-cell office:value-type="float" office:value="4567678" calcext:value-type="float">
            <text:p>4567678</text:p>
          </table:table-cell>
          <table:table-cell office:value-type="string" calcext:value-type="string">
            <text:p>Lamadrid 3466</text:p>
          </table:table-cell>
          <table:table-cell table:style-name="ce21" office:value-type="date" office:date-value="2003-11-29" calcext:value-type="date">
            <text:p>29/11/03</text:p>
          </table:table-cell>
          <table:table-cell table:style-name="ce21" office:value-type="date" office:date-value="2011-11-20" calcext:value-type="date">
            <text:p>20/11/11</text:p>
          </table:table-cell>
          <table:table-cell table:style-name="ce2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einoso, Ruben</text:p>
          </table:table-cell>
          <table:table-cell office:value-type="float" office:value="4333556" calcext:value-type="float">
            <text:p>4333556</text:p>
          </table:table-cell>
          <table:table-cell office:value-type="string" calcext:value-type="string">
            <text:p>Bernabe A. 12</text:p>
          </table:table-cell>
          <table:table-cell table:style-name="ce21" office:value-type="date" office:date-value="1999-04-05" calcext:value-type="date">
            <text:p>05/04/99</text:p>
          </table:table-cell>
          <table:table-cell table:style-name="ce21" office:value-type="date" office:date-value="2009-04-01" calcext:value-type="date">
            <text:p>01/04/09</text:p>
          </table:table-cell>
          <table:table-cell table:style-name="ce2"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oran Daniel</text:p>
          </table:table-cell>
          <table:table-cell office:value-type="float" office:value="4321432" calcext:value-type="float">
            <text:p>4321432</text:p>
          </table:table-cell>
          <table:table-cell office:value-type="string" calcext:value-type="string">
            <text:p>Jujuy 245</text:p>
          </table:table-cell>
          <table:table-cell table:style-name="ce21" office:value-type="date" office:date-value="2007-07-21" calcext:value-type="date">
            <text:p>21/07/07</text:p>
          </table:table-cell>
          <table:table-cell table:style-name="ce21" office:value-type="date" office:date-value="2013-07-15" calcext:value-type="date">
            <text:p>15/07/13</text:p>
          </table:table-cell>
          <table:table-cell table:style-name="ce2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Toledo, Carlos</text:p>
          </table:table-cell>
          <table:table-cell office:value-type="float" office:value="4879899" calcext:value-type="float">
            <text:p>4879899</text:p>
          </table:table-cell>
          <table:table-cell office:value-type="string" calcext:value-type="string">
            <text:p>Ayacuyo 76</text:p>
          </table:table-cell>
          <table:table-cell table:style-name="ce21" office:value-type="date" office:date-value="2001-04-09" calcext:value-type="date">
            <text:p>09/04/01</text:p>
          </table:table-cell>
          <table:table-cell table:style-name="ce21" office:value-type="date" office:date-value="2010-04-01" calcext:value-type="date">
            <text:p>01/04/10</text:p>
          </table:table-cell>
          <table:table-cell table:style-name="ce2"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erez, Juan</text:p>
          </table:table-cell>
          <table:table-cell office:value-type="float" office:value="4664333" calcext:value-type="float">
            <text:p>4664333</text:p>
          </table:table-cell>
          <table:table-cell office:value-type="string" calcext:value-type="string">
            <text:p>Lavalle 523</text:p>
          </table:table-cell>
          <table:table-cell table:style-name="ce21" office:value-type="date" office:date-value="2005-09-11" calcext:value-type="date">
            <text:p>11/09/05</text:p>
          </table:table-cell>
          <table:table-cell table:style-name="ce21" office:value-type="date" office:date-value="2014-09-05" calcext:value-type="date">
            <text:p>05/09/14</text:p>
          </table:table-cell>
          <table:table-cell table:style-name="ce2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ula, Adalberto</text:p>
          </table:table-cell>
          <table:table-cell office:value-type="float" office:value="4564654" calcext:value-type="float">
            <text:p>4564654</text:p>
          </table:table-cell>
          <table:table-cell office:value-type="string" calcext:value-type="string">
            <text:p>Muñecas 333</text:p>
          </table:table-cell>
          <table:table-cell table:style-name="ce21" office:value-type="date" office:date-value="2009-08-03" calcext:value-type="date">
            <text:p>03/08/09</text:p>
          </table:table-cell>
          <table:table-cell table:style-name="ce21" office:value-type="date" office:date-value="2016-07-23" calcext:value-type="date">
            <text:p>23/07/16</text:p>
          </table:table-cell>
          <table:table-cell table:style-name="ce2" office:value-type="string" calcext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Beltran, Ramon</text:p>
          </table:table-cell>
          <table:table-cell office:value-type="float" office:value="4777896" calcext:value-type="float">
            <text:p>4777896</text:p>
          </table:table-cell>
          <table:table-cell office:value-type="string" calcext:value-type="string">
            <text:p>Maipu 2498</text:p>
          </table:table-cell>
          <table:table-cell table:style-name="ce21" office:value-type="date" office:date-value="2004-12-25" calcext:value-type="date">
            <text:p>25/12/04</text:p>
          </table:table-cell>
          <table:table-cell table:style-name="ce21" office:value-type="date" office:date-value="2008-12-20" calcext:value-type="date">
            <text:p>20/12/08</text:p>
          </table:table-cell>
          <table:table-cell table:style-name="ce2"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Gonzales, Raul</text:p>
          </table:table-cell>
          <table:table-cell office:value-type="float" office:value="4599965" calcext:value-type="float">
            <text:p>4599965</text:p>
          </table:table-cell>
          <table:table-cell office:value-type="string" calcext:value-type="string">
            <text:p>Chacabuco 2</text:p>
          </table:table-cell>
          <table:table-cell table:style-name="ce21" office:value-type="date" office:date-value="2006-11-30" calcext:value-type="date">
            <text:p>30/11/06</text:p>
          </table:table-cell>
          <table:table-cell table:style-name="ce21" office:value-type="date" office:date-value="2012-11-24" calcext:value-type="date">
            <text:p>24/11/12</text:p>
          </table:table-cell>
          <table:table-cell table:style-name="ce2" office:value-type="string" calcext:value-type="string">
            <text:p>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7T20:56:06.490000000</meta:creation-date>
    <dc:date>2022-09-28T13:11:47.154000000</dc:date>
    <meta:editing-duration>PT13M54S</meta:editing-duration>
    <meta:editing-cycles>2</meta:editing-cycles>
    <meta:generator>LibreOffice/7.1.4.2$Windows_X86_64 LibreOffice_project/a529a4fab45b75fefc5b6226684193eb000654f6</meta:generator>
    <meta:document-statistic meta:table-count="1" meta:cell-count="1037" meta:object-count="0"/>
  </office:meta>
</office:document-meta>
</file>